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1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3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QUINARIA</text:p>
          </table:table-cell>
          <table:table-cell office:value-type="string" calcext:value-type="string">
            <text:p>PRECIO</text:p>
          </table:table-cell>
          <table:table-cell/>
          <table:table-cell office:value-type="string" calcext:value-type="string">
            <text:p>MOBILIARIO</text:p>
          </table:table-cell>
          <table:table-cell office:value-type="string" calcext:value-type="string">
            <text:p>PRECIO</text:p>
          </table:table-cell>
          <table:table-cell/>
          <table:table-cell office:value-type="string" calcext:value-type="string">
            <text:p>UTENSILIO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MASADOR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MESAS FRIGORÍFICAS X3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string" calcext:value-type="string">
            <text:p>RODILL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IDORA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MOSTRADORES X2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BANDEJ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INADORA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ESTANTERÍAS DESPACH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OLD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ÁMARA DE FERMENTACIÓN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MESA OBRADOR X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etc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RNO X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CARROS X5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SADORA DIVISORA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ESTANTERÍAS OBRADOR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CROONDA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VERA X2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PREC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I BATIDOR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EVERA DESPACHO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ZO ELÉCTRICO X3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ITURADORA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6:.C15])" office:value-type="currency" office:currency="EUR" office:value="59050" calcext:value-type="currency">
            <text:p>59.050,00 €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F6:.F15])" office:value-type="currency" office:currency="EUR" office:value="18850" calcext:value-type="currency">
            <text:p>18.850,00 €</text:p>
          </table:table-cell>
          <table:table-cell/>
          <table:table-cell table:style-name="ce1" table:formula="of:=[.H13]" office:value-type="currency" office:currency="EUR" office:value="3000" calcext:value-type="currency">
            <text:p>3.000,00 €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VERSIÓN TOTAL</text:p>
          </table:table-cell>
          <table:table-cell table:style-name="ce1" table:formula="of:=[.C17]+[.F17]+[.H17]" office:value-type="currency" office:currency="EUR" office:value="80900" calcext:value-type="currency">
            <text:p>80.900,00 €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23:15:21.797000000</meta:creation-date>
    <dc:date>2022-03-08T00:18:43.679000000</dc:date>
    <meta:editing-duration>PT20M20S</meta:editing-duration>
    <meta:editing-cycles>1</meta:editing-cycles>
    <meta:document-statistic meta:table-count="1" meta:cell-count="54" meta:object-count="0"/>
    <meta:generator>LibreOffice/7.0.1.2$Windows_X86_64 LibreOffice_project/7cbcfc562f6eb6708b5ff7d7397325de9e764452</meta:generator>
  </office:meta>
</office:document-meta>
</file>